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00AFC5B7F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Noto Sans Devanagari" svg:font-family="'Noto Sans Devanagari'"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itle" style:master-page-name="Standard">
      <style:paragraph-properties fo:margin-top="0in" fo:margin-bottom="0in" style:contextual-spacing="false" fo:line-height="100%" fo:keep-together="auto" style:page-number="1" fo:keep-with-next="auto"/>
    </style:style>
    <style:style style:name="P2" style:family="paragraph" style:parent-style-name="LO-normal">
      <style:paragraph-properties fo:line-height="150%"/>
    </style:style>
    <style:style style:name="P3" style:family="paragraph" style:parent-style-name="Subtitle">
      <style:paragraph-properties fo:margin-top="0.0835in" fo:margin-bottom="0in" style:contextual-spacing="false" fo:line-height="150%" fo:keep-together="auto" fo:keep-with-next="auto"/>
    </style:style>
    <style:style style:name="P4" style:family="paragraph" style:parent-style-name="LO-normal" style:list-style-name="WWNum1">
      <style:paragraph-properties fo:margin-left="0.5in" fo:margin-top="0.139in" fo:margin-bottom="0in" style:contextual-spacing="false" fo:line-height="150%" fo:text-indent="-0.25in" style:auto-text-indent="false"/>
    </style:style>
    <style:style style:name="P5" style:family="paragraph" style:parent-style-name="LO-normal" style:list-style-name="WWNum1">
      <style:paragraph-properties fo:margin-left="0.5in" fo:margin-top="0in" fo:margin-bottom="0in" style:contextual-spacing="false" fo:line-height="150%" fo:text-indent="-0.25in" style:auto-text-indent="false"/>
    </style:style>
    <style:style style:name="P6" style:family="paragraph" style:parent-style-name="LO-normal">
      <style:paragraph-properties fo:line-height="100%"/>
    </style:style>
    <style:style style:name="P7" style:family="paragraph" style:parent-style-name="LO-normal">
      <style:paragraph-properties fo:margin-left="0in" fo:margin-top="0.139in" fo:margin-bottom="0in" style:contextual-spacing="false" fo:line-height="150%" fo:text-indent="0in" style:auto-text-indent="false"/>
    </style:style>
    <style:style style:name="T1" style:family="text">
      <style:text-properties fo:color="#666666"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2" style:family="text">
      <style:text-properties fo:color="#424242" loext:opacity="100%" fo:font-family="Oswald" style:font-family-generic="roman" style:font-pitch="variable" fo:font-size="36pt" style:font-family-asian="Oswald" style:font-family-generic-asian="system" style:font-pitch-asian="variable" style:font-size-asian="36pt" style:font-family-complex="Oswald" style:font-family-generic-complex="system" style:font-pitch-complex="variable" style:font-size-complex="36pt"/>
    </style:style>
    <style:style style:name="T3" style:family="text">
      <style:text-properties fo:color="#424242" loext:opacity="100%" style:font-name="Source Code Pro" fo:font-size="10pt" style:font-name-asian="Source Code Pro1" style:font-size-asian="10pt" style:font-name-complex="Source Code Pro1" style:font-size-complex="10pt"/>
    </style:style>
    <style:style style:name="T4" style:family="text">
      <style:text-properties fo:color="#424242" loext:opacity="100%" fo:font-family="Oswald" style:font-family-generic="roman" style:font-pitch="variable" fo:font-size="14pt" fo:font-weight="bold" style:font-family-asian="Oswald" style:font-family-generic-asian="system" style:font-pitch-asian="variable" style:font-size-asian="14pt" style:font-weight-asian="bold" style:font-family-complex="Oswald" style:font-family-generic-complex="system" style:font-pitch-complex="variable" style:font-size-complex="14pt"/>
    </style:style>
    <style:style style:name="T5" style:family="text">
      <style:text-properties fo:color="#e31c60" loext:opacity="100%" style:font-name="Source Code Pro" fo:font-size="11pt" fo:font-weight="bold" style:font-name-asian="Source Code Pro1" style:font-size-asian="11pt" style:font-weight-asian="bold" style:font-name-complex="Source Code Pro1" style:font-size-complex="11pt"/>
    </style:style>
    <style:style style:name="T6" style:family="text">
      <style:text-properties fo:color="#424242" loext:opacity="100%" style:font-name="Source Code Pro" fo:font-size="10pt" fo:font-weight="bold" style:font-name-asian="Source Code Pro1" style:font-size-asian="10pt" style:font-weight-asian="bold" style:font-name-complex="Source Code Pro1" style:font-size-complex="10pt" style:font-weight-complex="bold"/>
    </style:style>
    <style:style style:name="T7" style:family="text">
      <style:text-properties fo:color="#424242" loext:opacity="100%" style:font-name="Source Code Pro" fo:font-size="10pt" fo:font-style="italic" fo:font-weight="bold" style:font-name-asian="Source Code Pro1" style:font-size-asian="10pt" style:font-style-asian="italic" style:font-weight-asian="bold" style:font-name-complex="Source Code Pro1" style:font-size-complex="10pt"/>
    </style:style>
    <style:style style:name="T8" style:family="text">
      <style:text-properties fo:color="#424242" loext:opacity="100%" style:font-name="Source Code Pro" fo:font-size="10pt" fo:font-style="italic" fo:font-weight="bold" fo:background-color="#fafafa" loext:char-shading-value="0" style:font-name-asian="Source Code Pro1" style:font-size-asian="10pt" style:font-style-asian="italic" style:font-weight-asian="bold" style:font-name-complex="Source Code Pro1" style:font-size-complex="10pt"/>
    </style:style>
    <style:style style:name="T9" style:family="text">
      <style:text-properties fo:color="#666666" loext:opacity="100%" fo:font-family="Oswald" style:font-family-generic="roman" style:font-pitch="variable" fo:font-size="14pt" style:font-family-asian="Oswald" style:font-family-generic-asian="system" style:font-pitch-asian="variable" style:font-size-asian="14pt" style:font-family-complex="Oswald" style:font-family-generic-complex="system" style:font-pitch-complex="variable" style:font-size-complex="14pt"/>
    </style:style>
    <style:style style:name="T10" style:family="text">
      <style:text-properties fo:color="#424242" loext:opacity="100%" style:font-name="Source Code Pro" fo:font-size="10pt" fo:font-weight="bold" style:font-name-asian="Source Code Pro1" style:font-size-asian="10pt" style:font-weight-asian="bold" style:font-name-complex="Source Code Pro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lntg56ljm653"/><text:span text:style-name="T2">Installing KVM in Arch Linux</text:span><text:span text:style-name="T1"/></text:p>
      <text:p text:style-name="P2" loext:marker-style-name="T3"><draw:frame draw:style-name="fr1" draw:name="image1.png" text:anchor-type="as-char" svg:width="6.5in" svg:height="0.0555in" draw:z-index="0"><draw:image xlink:href="Pictures/10000001000004B00000000AFC5B7F18.png" xlink:type="simple" xlink:show="embed" xlink:actuate="onLoad" draw:mime-type="image/png"/><svg:desc>horizontal line</svg:desc></draw:frame></text:p>
      <text:p text:style-name="P3" loext:marker-style-name="T4"><text:bookmark text:name="_4bu4z72jz2rz"/><text:span text:style-name="T5">First version: FEBRUARY 19, 2023 / 09:17 PM CT<text:line-break/>Last update:<text:line-break/><text:line-break/>Based on the work from Hermanno Ferrara<text:line-break/></text:span><text:a xlink:type="simple" xlink:href="https://www.youtube.com/watch?v=itZf5FpDcV0" text:style-name="Internet_20_link" text:visited-style-name="Visited_20_Internet_20_Link"><text:span text:style-name="Internet_20_link"><text:span text:style-name="T5">https://www.youtube.com/watch?v=itZf5FpDcV0</text:span></text:span></text:a><text:span text:style-name="T5"> <text:line-break/><text:line-break/>00 Installing the required packages</text:span></text:p>
      <text:list text:style-name="WWNum1">
        <text:list-item>
          <text:p text:style-name="P4" loext:marker-style-name="T3"><text:span text:style-name="T3">KVM stands for Kernel-based Virtual Machine, first you need to </text:span><text:span text:style-name="T6">make sure VIRTUALIZATION IS ENABLED ON YOUR BIOS</text:span><text:span text:style-name="T3">.<text:line-break/></text:span></text:p>
        </text:list-item>
        <text:list-item>
          <text:p text:style-name="P5" loext:marker-style-name="T3"><text:span text:style-name="T3">You will need to install the following packages:<text:line-break/></text:span><text:span text:style-name="T7"># </text:span><text:span text:style-name="T8">sudo pacman -S virt-manager qemu qemu-arch-extra ovmf vde2 ebtables dnsmasq bridge-utils openbsd-netcat</text:span><text:span text:style-name="T7"><text:line-break/></text:span></text:p>
        </text:list-item>
        <text:list-item>
          <text:p text:style-name="P5" loext:marker-style-name="T3"><text:span text:style-name="T3">Next, we need to enable and start the libvirt service: <text:line-break/></text:span><text:span text:style-name="T7"># </text:span><text:span text:style-name="T8">sudo systemctl enable libvirtd.service <text:line-break/># sudo systemctl start libvirtd.service</text:span><text:span text:style-name="T7"><text:line-break/></text:span></text:p>
        </text:list-item>
        <text:list-item>
          <text:p text:style-name="P5" loext:marker-style-name="T3"><text:span text:style-name="T3">Next, we need to create a network bridge, but to simplify things, we will reuse the one from Ermanno, you can download the bridge from here:</text:span><text:span text:style-name="T7"><text:line-break/></text:span><text:a xlink:type="simple" xlink:href="https://gitlab.com/eflinux/kvmarch/-/blob/master/br10.xml" text:style-name="Internet_20_link" text:visited-style-name="Visited_20_Internet_20_Link"><text:span text:style-name="Internet_20_link"><text:span text:style-name="T7">https://gitlab.com/eflinux/kvmarch/-/blob/master/br10.xml</text:span></text:span></text:a><text:span text:style-name="T7"> </text:span><text:span text:style-name="T3"><text:line-break/></text:span></text:p>
        </text:list-item>
        <text:list-item>
          <text:p text:style-name="P5" loext:marker-style-name="T3"><text:span text:style-name="T3">Once the XML file has been download, you need to define the bridge, to do that, you need to execute the following:<text:line-break/></text:span><text:span text:style-name="T8"># sudo virsh net-define br10.xml</text:span><text:span text:style-name="T3"><text:line-break/></text:span></text:p>
        </text:list-item>
        <text:list-item>
          <text:p text:style-name="P5" loext:marker-style-name="T3"><text:span text:style-name="T3">To start the bridge network you need to execute the following (yes, without the .xml):<text:line-break/></text:span><text:span text:style-name="T8"># sudo virsh net-start br10</text:span><text:span text:style-name="T3"><text:line-break/><text:line-break/></text:span></text:p>
        </text:list-item>
        <text:list-item>
          <text:p text:style-name="P5" loext:marker-style-name="T3"><text:span text:style-name="T3">To auto-start the bridge when we boot the machine, we do:<text:line-break/></text:span><text:span text:style-name="T8"># sudo virsh net-autostart br10</text:span><text:span text:style-name="T3"><text:line-break/></text:span></text:p>
        </text:list-item>
        <text:list-item>
          <text:p text:style-name="P5" loext:marker-style-name="T3"><text:span text:style-name="T3">Now you can start your Virtual Machine Manager<text:line-break/><text:line-break/></text:span><text:soft-page-break/><text:span text:style-name="T3"><text:line-break/></text:span><text:span text:style-name="T3"/></text:p>
        </text:list-item>
      </text:list>
      <text:p text:style-name="P6" loext:marker-style-name="T3"><text:span text:style-name="T9">** NOTICE: I cannot and will not be liable responsible for any lost of data or information, nor any damage to your hardware. 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ORT OR OTHERWISE, ARISING FROM, OUT OF OR IN CONNECTION WITH THE SOFTWARE OR THE USE OR OTHER DEALINGS IN THE SOFTWARE. **</text:span><text:span text:style-name="T3"/></text:p>
      <text:p text:style-name="P7" loext:marker-style-name="T10"><text:span text:style-name="T10"><text:line-break/></text:span><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Noto Sans Devanagari" svg:font-family="'Noto Sans Devanagari'"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style:font-face style:name="Source Han Sans CN" svg:font-family="'Source Han Sans C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LO-normal" style:next-style-name="LO-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swiss"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e31c60" loext:opacity="100%" style:font-name="Source Code Pro" fo:font-family="'Source Code Pro'" style:font-family-generic="roman" style:font-pitch="variable" fo:font-size="11pt" fo:font-weight="bold" style:font-name-asian="Source Code Pro1" style:font-family-asian="'Source Code Pro'" style:font-family-generic-asian="system" style:font-pitch-asian="variable" style:font-size-asian="11pt" style:font-weight-asian="bold" style:font-name-complex="Source Code Pro1" style:font-family-complex="'Source Code Pro'" style:font-family-generic-complex="system" style:font-pitch-complex="variable" style:font-size-complex="11pt"/>
    </style:style>
    <style:style style:name="ListLabel_20_20" style:display-name="ListLabel 20" style:family="text">
      <style:text-properties fo:color="#424242" loext:opacity="100%" style:font-name="Source Code Pro" fo:font-family="'Source Code Pro'" style:font-family-generic="roman" style:font-pitch="variable" fo:font-size="10pt" fo:font-style="italic" fo:font-weight="bold" style:font-name-asian="Source Code Pro1" style:font-family-asian="'Source Code Pro'" style:font-family-generic-asian="system" style:font-pitch-asian="variable" style:font-size-asian="10pt" style:font-style-asian="italic" style:font-weight-asian="bold" style:font-name-complex="Source Code Pro1" style:font-family-complex="'Source Code Pro'"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0.3126in" fo:margin-right="0.1874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en-US</dc:language>
    <dc:date>2025-02-26T23:20:22.632502800</dc:date>
    <meta:editing-cycles>5</meta:editing-cycles>
    <meta:editing-duration>PT57M31S</meta:editing-duration>
    <meta:generator>LibreOffice/25.2.0.3$Windows_X86_64 LibreOffice_project/e1cf4a87eb02d755bce1a01209907ea5ddc8f069</meta:generator>
    <meta:document-statistic meta:table-count="0" meta:image-count="1" meta:object-count="0" meta:page-count="2" meta:paragraph-count="13" meta:word-count="291" meta:character-count="1803" meta:non-whitespace-character-count="1513"/>
    <meta:user-defined meta:name="AppVersion">15.0000</meta:user-defined>
  </office:meta>
</office:document-meta>
</file>